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9"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2"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3"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4" style:family="paragraph" style:parent-style-name="Standard">
      <style:paragraph-properties fo:margin-top="0cm" fo:margin-bottom="0.212cm" style:contextual-spacing="false"/>
      <style:text-properties officeooo:paragraph-rsid="01a49d51"/>
    </style:style>
    <style:style style:name="P8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6" style:family="paragraph" style:parent-style-name="Text_20_body">
      <style:paragraph-properties fo:text-align="start" style:justify-single-word="false"/>
      <style:text-properties officeooo:paragraph-rsid="001756f7"/>
    </style:style>
    <style:style style:name="P87" style:family="paragraph" style:parent-style-name="Text_20_body">
      <style:text-properties officeooo:rsid="02e82a24" officeooo:paragraph-rsid="001756f7" style:font-size-asian="12pt"/>
    </style:style>
    <style:style style:name="P8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5" style:family="paragraph" style:parent-style-name="Text_20_body">
      <style:text-properties officeooo:rsid="02e82a24" officeooo:paragraph-rsid="00bb0ca2" style:font-size-asian="12pt"/>
    </style:style>
    <style:style style:name="P96" style:family="paragraph" style:parent-style-name="Text_20_body">
      <style:text-properties fo:font-weight="bold" officeooo:rsid="0264fa82" officeooo:paragraph-rsid="0264fa82" style:font-size-asian="12pt" style:font-weight-asian="bold" style:font-weight-complex="bold"/>
    </style:style>
    <style:style style:name="P97" style:family="paragraph" style:parent-style-name="Text_20_body">
      <style:text-properties fo:font-weight="normal" officeooo:rsid="0264fa82" officeooo:paragraph-rsid="0264fa82" style:font-size-asian="12pt" style:font-weight-asian="normal" style:font-weight-complex="normal"/>
    </style:style>
    <style:style style:name="P98" style:family="paragraph" style:parent-style-name="Text_20_body">
      <style:text-properties fo:font-weight="bold" officeooo:rsid="0283391a" officeooo:paragraph-rsid="0283391a" style:font-size-asian="12pt" style:font-weight-asian="bold" style:font-weight-complex="bold"/>
    </style:style>
    <style:style style:name="P9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54bf9"/>
    </style:style>
    <style:style style:name="T223" style:family="text">
      <style:text-properties fo:font-size="12pt" fo:font-weight="bold" officeooo:rsid="0426cbc9" style:font-size-asian="12pt" style:font-weight-asian="bold" style:font-size-complex="12pt" style:font-weight-complex="bold"/>
    </style:style>
    <style:style style:name="T224" style:family="text">
      <style:text-properties fo:font-size="12pt" fo:font-weight="bold" officeooo:rsid="02e82a24" style:font-size-asian="12pt" style:font-weight-asian="bold" style:font-size-complex="12pt" style:font-weight-complex="bold"/>
    </style:style>
    <style:style style:name="T225" style:family="text">
      <style:text-properties fo:font-size="12pt" fo:font-weight="normal" officeooo:rsid="02e82a24" style:font-size-asian="12pt" style:font-weight-asian="normal" style:font-size-complex="12pt" style:font-weight-complex="normal"/>
    </style:style>
    <style:style style:name="T226" style:family="text">
      <style:text-properties fo:font-size="12pt" fo:font-weight="normal" officeooo:rsid="038dd9cf" style:font-size-asian="12pt" style:font-weight-asian="normal" style:font-size-complex="12pt" style:font-weight-complex="normal"/>
    </style:style>
    <style:style style:name="T227" style:family="text">
      <style:text-properties fo:font-size="12pt" fo:font-weight="normal" officeooo:rsid="0026d4d6" style:font-size-asian="12pt" style:font-weight-asian="normal" style:font-size-complex="12pt" style:font-weight-complex="normal"/>
    </style:style>
    <style:style style:name="T228" style:family="text">
      <style:text-properties officeooo:rsid="038d9d4d"/>
    </style:style>
    <style:style style:name="T229" style:family="text">
      <style:text-properties officeooo:rsid="038dd9cf"/>
    </style:style>
    <style:style style:name="T230" style:family="text">
      <style:text-properties officeooo:rsid="0025668c"/>
    </style:style>
    <style:style style:name="T231" style:family="text">
      <style:text-properties fo:font-weight="normal" style:font-weight-asian="normal" style:font-weight-complex="normal"/>
    </style:style>
    <style:style style:name="T232" style:family="text">
      <style:text-properties fo:font-style="italic" fo:font-weight="normal" style:font-style-asian="italic" style:font-weight-asian="normal" style:font-style-complex="italic" style:font-weight-complex="normal"/>
    </style:style>
    <style:style style:name="T233" style:family="text">
      <style:text-properties fo:font-weight="normal" officeooo:rsid="01e97238" style:font-weight-asian="normal" style:font-weight-complex="normal"/>
    </style:style>
    <style:style style:name="T234" style:family="text">
      <style:text-properties fo:font-weight="bold" style:font-weight-asian="bold" style:font-weight-complex="bold"/>
    </style:style>
    <style:style style:name="T235" style:family="text">
      <style:text-properties fo:font-style="normal" fo:font-weight="normal" style:font-style-asian="normal" style:font-weight-asian="normal" style:font-style-complex="normal" style:font-weight-complex="normal"/>
    </style:style>
    <style:style style:name="T236" style:family="text">
      <style:text-properties fo:font-style="normal" fo:font-weight="bold" style:font-style-asian="normal" style:font-weight-asian="bold" style:font-style-complex="normal" style:font-weight-complex="bold"/>
    </style:style>
    <style:style style:name="T237" style:family="text">
      <style:text-properties fo:font-style="normal" style:font-style-asian="normal" style:font-style-complex="normal"/>
    </style:style>
    <style:style style:name="T238" style:family="text">
      <style:text-properties officeooo:rsid="00bb3130"/>
    </style:style>
    <style:style style:name="T239" style:family="text">
      <style:text-properties officeooo:rsid="00bc8fae"/>
    </style:style>
    <style:style style:name="T240" style:family="text">
      <style:text-properties officeooo:rsid="026b9f6d"/>
    </style:style>
    <style:style style:name="T241" style:family="text">
      <style:text-properties fo:font-style="normal" fo:font-weight="normal" officeooo:rsid="0266cacd" style:font-style-asian="normal" style:font-weight-asian="normal" style:font-style-complex="normal" style:font-weight-complex="normal"/>
    </style:style>
    <style:style style:name="T242" style:family="text">
      <style:text-properties officeooo:rsid="021c40b7"/>
    </style:style>
    <style:style style:name="T243" style:family="text">
      <style:text-properties fo:font-style="italic" fo:font-weight="normal" officeooo:rsid="020764ba" style:font-style-asian="italic" style:font-weight-asian="normal" style:font-style-complex="italic" style:font-weight-complex="normal"/>
    </style:style>
    <style:style style:name="T244"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life-safety critical incident occurs while the developer is unavailable, the system should fallback on predefined <text:span text:style-name="T222">fallback mechanisms</text:span></text:p>
                </text:list-item>
              </text:list>
            </text:list-item>
          </text:list>
        </text:list-item>
      </text:list>
      <text:list text:continue-list="list3482318340" text:style-name="L6">
        <text:list-item>
          <text:list>
            <text:list-item>
              <text:p text:style-name="P78">Hotfixes vs Planned Releases</text:p>
            </text:list-item>
          </text:list>
        </text:list-item>
      </text:list>
      <text:p text:style-name="P79"><text:soft-page-break/></text:p>
      <text:p text:style-name="P80"/>
      <text:p text:style-name="P81"/>
      <text:p text:style-name="P81"/>
      <text:p text:style-name="P81"/>
      <text:p text:style-name="P82"/>
      <text:p text:style-name="P24"/>
      <text:p text:style-name="P24"/>
      <text:list text:style-name="WWNum5">
        <text:list-item text:start-value="1">
          <text:p text:style-name="P83">Currently hosted on a single VPS (Virtual Private Server) running Ubuntu, with a PostgreSQL database on the same machine. The VPS costs the charity approximately £25/month.</text:p>
        </text:list-item>
        <text:list-item>
          <text:p text:style-name="P83">The entire system is maintained by one volunteer developer in their spare time. There is no formal development process, CI/CD pipeline, or staging environment. Deployments happen by SSH-ing into the server and running git pull.</text:p>
        </text:list-item>
      </text:list>
      <text:p text:style-name="P84"/>
      <text:p text:style-name="P24"/>
      <text:p text:style-name="P85">References</text:p>
      <text:p text:style-name="P86"><text:span text:style-name="Strong_20_Emphasis"><text:span text:style-name="T223">GD</text:span></text:span><text:span text:style-name="Strong_20_Emphasis"><text:span text:style-name="T224">P</text:span></text:span><text:span text:style-name="Strong_20_Emphasis"><text:span text:style-name="T223">R</text:span></text:span><text:span text:style-name="T225"> (</text:span>2018<text:span text:style-name="T225">) </text:span><text:span text:style-name="Emphasis"><text:span text:style-name="T225">General Data Protection Regulation.</text:span></text:span><text:span text:style-name="T225"> Available at: </text:span><text:a xlink:type="simple" xlink:href="https://gdpr-info.eu/" text:style-name="Internet_20_link" text:visited-style-name="Visited_20_Internet_20_Link"><text:span text:style-name="T225">https://gdpr-info.eu/</text:span></text:a><text:span text:style-name="T225"> (</text:span><text:span text:style-name="T226">Accessed: </text:span><text:span text:style-name="T227">5 </text:span><text:span text:style-name="T226"><text:s/></text:span><text:span text:style-name="T227">May</text:span><text:span text:style-name="T226"> 2026</text:span><text:span text:style-name="T225">).</text:span></text:p>
      <text:p text:style-name="P87"><text:span text:style-name="Strong_20_Emphasis">Data Protection Act 2018</text:span> (2018) <text:span text:style-name="Emphasis">c.12.</text:span> London: The Stationery Office. <text:span text:style-name="T228">Available at: </text:span><text:a xlink:type="simple" xlink:href="https://www.legislation.gov.uk/ukpga/2018/12" text:style-name="Internet_20_link" text:visited-style-name="Visited_20_Internet_20_Link"><text:span text:style-name="T228">https://www.legislation.gov.uk/ukpga/2018/12</text:span></text:a><text:span text:style-name="T228"> </text:span><text:span text:style-name="T229">(Accessed: </text:span><text:span text:style-name="T230">5 May</text:span><text:span text:style-name="T229"> 2026).</text:span></text:p>
      <text:p text:style-name="P8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9">Accessed: </text:span><text:span text:style-name="T230">5</text:span><text:span text:style-name="T229"> </text:span><text:span text:style-name="T230">May</text:span><text:span text:style-name="T229"> 2026</text:span>).</text:p>
      <text:p text:style-name="P89">National Cyber Security Centre <text:span text:style-name="T231">(2021) </text:span><text:span text:style-name="T232">Top tips for staying secure online.</text:span><text:span text:style-name="T231"> Available at: </text:span><text:a xlink:type="simple" xlink:href="https://www.ncsc.gov.uk/collection/top-tips-for-staying-secure-online/always-back-up-your-most-important-data#section_3" text:style-name="Internet_20_link" text:visited-style-name="Visited_20_Internet_20_Link"><text:span text:style-name="T231">https://www.ncsc.gov.uk/collection/top-tips-for-staying-secure-online/always-back-up-your-most-important-data#section_3</text:span></text:a><text:span text:style-name="T231"> (Accessed 5 May 2026).</text:span></text:p>
      <text:p text:style-name="P90">National Cyber Security Centre <text:span text:style-name="T231">(2024) </text:span><text:span text:style-name="T232">Vulnerability management</text:span><text:span text:style-name="T231">. Available at: </text:span><text:a xlink:type="simple" xlink:href="https://www.ncsc.gov.uk/collection/vulnerability-management" text:style-name="Internet_20_link" text:visited-style-name="Visited_20_Internet_20_Link"><text:span text:style-name="T231">https://www.ncsc.gov.uk/collection/vulnerability-management</text:span></text:a><text:span text:style-name="T231"> </text:span><text:span text:style-name="T233">(Accessed: 6 May 2026).</text:span></text:p>
      <text:p text:style-name="P91"><text:span text:style-name="T23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2">Rubber Duck Debugging <text:span text:style-name="T231">(n.d.) </text:span><text:span text:style-name="T232">Debugging Software with a Rubber Ducky. </text:span><text:span text:style-name="T235">Available at: </text:span><text:a xlink:type="simple" xlink:href="https://rubberduckdebugging.com/" text:style-name="Internet_20_link" text:visited-style-name="Visited_20_Internet_20_Link"><text:span text:style-name="T235">https://rubberduckdebugging.com/</text:span></text:a><text:span text:style-name="T235"> (Accessed: 5 May 2026)</text:span></text:p>
      <text:p text:style-name="P93"><text:span text:style-name="T236">Luka Netzler, Brian Lovell</text:span><text:span text:style-name="T23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4">Christoph Bamberg, Julia Reinchenberger, Jens Blechert <text:span text:style-name="T231">(2025) </text:span><text:span text:style-name="T232">Stable cognitive performance while adapting to intermittent fasting: A randomised controlled trial</text:span><text:span text:style-name="T235">. Available at: </text:span><text:a xlink:type="simple" xlink:href="https://journals.sagepub.com/doi/10.1177/13591053251351204" text:style-name="Internet_20_link" text:visited-style-name="Visited_20_Internet_20_Link"><text:span text:style-name="T235">https://journals.sagepub.com/doi/10.1177/13591053251351204</text:span></text:a><text:span text:style-name="T235"> (Accessed: 5 May 2026).</text:span></text:p>
      <text:p text:style-name="P95"><text:span text:style-name="Strong_20_Emphasis">Information Commissioner’s Office (ICO)</text:span> (2024<text:span text:style-name="T238">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9">Accessed: </text:span><text:span text:style-name="T239">5 May </text:span><text:span text:style-name="T229">2026</text:span>).</text:p>
      <text:p text:style-name="P95"><text:soft-page-break/></text:p>
      <text:p text:style-name="P96">Sam L<text:span text:style-name="T240">i</text:span> <text:span text:style-name="T231">(2024) </text:span><text:span text:style-name="T232">Ma</text:span><text:span text:style-name="T232">stering Third-Party Integrations: Strategies for Reliable, Secure, and Scalable API Management. </text:span><text:span text:style-name="T241">Available at: </text:span><text:a xlink:type="simple" xlink:href="https://wslisam.medium.com/mastering-third-party-integrations-strategies-for-reliable-secure-and-scalable-api-management-97ebfb83f7b8" text:style-name="Internet_20_link" text:visited-style-name="Visited_20_Internet_20_Link"><text:span text:style-name="T241">https://wslisam.medium.com/mastering-third-party-integrations-strategies-for-reliable-secure-and-scalable-api-management-97ebfb83f7b8</text:span></text:a><text:span text:style-name="T241"> (Accessed: 6 May 2026)</text:span></text:p>
      <text:p text:style-name="P97"/>
      <text:p text:style-name="P98">Chrissy Kidd <text:span text:style-name="T231">(2022) </text:span><text:span text:style-name="T232">Incident Severity Levels 1-5 Explained. </text:span><text:span text:style-name="T235">Available at: </text:span><text:a xlink:type="simple" xlink:href="https://www.splunk.com/en_us/blog/learn/incident-severity-levels.html" text:style-name="Internet_20_link" text:visited-style-name="Visited_20_Internet_20_Link"><text:span text:style-name="T235">https://www.splunk.com/en_us/blog/learn/incident-severity-levels.html</text:span></text:a><text:span text:style-name="T235"> (Accessed: 6 May 2026)</text:span></text:p>
      <text:p text:style-name="P99">Dominik H Pesta, Varman T Samuel <text:span text:style-name="T231">(2014) </text:span><text:span text:style-name="T232">A high-protein diet for reducing body fat: mechanisms and possible caveats.</text:span><text:span text:style-name="T231"> Available at: </text:span><text:a xlink:type="simple" xlink:href="https://link.springer.com/article/10.1186/1743-7075-11-53" text:style-name="Internet_20_link" text:visited-style-name="Visited_20_Internet_20_Link"><text:span text:style-name="T231">https://link.springer.com/article/10.1186/1743-7075-11-53</text:span></text:a><text:span text:style-name="T231"> (Accessed: 5 May 2026).</text:span></text:p>
      <text:p text:style-name="P100"/>
      <text:p text:style-name="P101">Craig A. Williamson, Jari J. Morganti, Hannah E. Smithson <text:span text:style-name="T231">(2023) </text:span><text:span text:style-name="T232">Bright-light distractions and visual performance</text:span><text:span text:style-name="T231">. Available at: </text:span><text:a xlink:type="simple" xlink:href="https://www.frontiersin.org/journals/psychology/articles/10.3389/fpsyg.2023.1088975/full" text:style-name="Internet_20_link" text:visited-style-name="Visited_20_Internet_20_Link"><text:span text:style-name="T231">https://www.frontiersin.org/journals/psychology/articles/10.3389/fpsyg.2023.1088975/full</text:span></text:a><text:span text:style-name="T231"> (Accessed: 5 May 2026).</text:span></text:p>
      <text:p text:style-name="P102"/>
      <text:p text:style-name="P103">Ning Ding, Daniel Wagner, Xiaomeng Chen, Abhinav Pathak, Y. Charlie Hu, Andrew Rice <text:span text:style-name="T231">(2013) </text:span><text:span text:style-name="T232">Characterizing and modeling the impact of wireless signal strength on smartphone battery drain. </text:span><text:span text:style-name="T235">Available at: </text:span><text:a xlink:type="simple" xlink:href="https://dl.acm.org/doi/10.1145/2494232.2466586" text:style-name="Internet_20_link" text:visited-style-name="Visited_20_Internet_20_Link"><text:span text:style-name="T235">https://dl.acm.org/doi/10.1145/2494232.2466586</text:span></text:a><text:span text:style-name="T235"> (Accessed: 5 May 2026)</text:span></text:p>
      <text:p text:style-name="P104"/>
      <text:p text:style-name="P105">The Postman Team <text:span text:style-name="T231">(2025) </text:span><text:span text:style-name="T232">What are HTTP status codes? Complete Guide for API Developers</text:span><text:span text:style-name="T231">. Available at: </text:span><text:a xlink:type="simple" xlink:href="https://blog.postman.com/what-are-http-status-codes/" text:style-name="Internet_20_link" text:visited-style-name="Visited_20_Internet_20_Link"><text:span text:style-name="T231">https://blog.postman.com/what-are-http-status-codes/</text:span></text:a><text:span text:style-name="T231"> (Accessed: 6 May 2026)</text:span></text:p>
      <text:p text:style-name="P106"/>
      <text:p text:style-name="P107">Ubuntu <text:span text:style-name="T231">(n.d.) </text:span><text:span text:style-name="T232">Vulnerability management tools in Ubuntu.</text:span><text:span text:style-name="T235"> Available at: </text:span><text:a xlink:type="simple" xlink:href="https://ubuntu.com/security/vulnerability-management" text:style-name="Internet_20_link" text:visited-style-name="Visited_20_Internet_20_Link"><text:span text:style-name="T235">https://ubuntu.com/security/vulnerability-management</text:span></text:a><text:span text:style-name="T235"> (Accessed: 6 May 2026)</text:span></text:p>
      <text:p text:style-name="P108"/>
      <text:p text:style-name="P109">Trevor Atkins <text:span text:style-name="T231">(2002) </text:span><text:span text:style-name="T232">Create a Lightweight Testing Framework. </text:span><text:span text:style-name="T231">Available at: </text:span><text:a xlink:type="simple" xlink:href="https://thinktesting.com/articles/a-lightweight-testing-framework/" text:style-name="Internet_20_link" text:visited-style-name="Visited_20_Internet_20_Link"><text:span text:style-name="T231">https://thinktesting.com/articles/a-lightweight-testing-framework/</text:span></text:a><text:span text:style-name="T231"> (Accessed: 6 May 2026)</text:span></text:p>
      <text:p text:style-name="P110"/>
      <text:p text:style-name="P111">CESG <text:span text:style-name="T231">(2014) </text:span><text:span text:style-name="T232">Implementing the cloud security principles. </text:span><text:span text:style-name="T231">Available at: </text:span><text:a xlink:type="simple" xlink:href="https://www.gov.uk/government/publications/implementing-the-cloud-security-principles/implementing-the-cloud-security-principles" text:style-name="Internet_20_link" text:visited-style-name="Visited_20_Internet_20_Link"><text:span text:style-name="T231">https://www.gov.uk/government/publications/implementing-the-cloud-security-principles/implementing-the-cloud-security-principles</text:span></text:a><text:span text:style-name="T231"> (Accessed: 6 May 2026)</text:span></text:p>
      <text:p text:style-name="P112"/>
      <text:p text:style-name="P112"/>
      <text:p text:style-name="P113"><text:span text:style-name="T234">Dirk Merkel</text:span> (<text:span text:style-name="T242">2014</text:span>) <text:span text:style-name="T3">Docker: Lightweight Linux Containers for Consistent Development and</text:span></text:p>
      <text:p text:style-name="P114">Deployment. <text:span text:style-name="T237">Available at: </text:span><text:a xlink:type="simple" xlink:href="https://www.seltzer.com/margo/teaching/CS508.19/papers/merkel14.pdf" text:style-name="Internet_20_link" text:visited-style-name="Visited_20_Internet_20_Link"><text:span text:style-name="T237">https://www.seltzer.com/margo/teaching/CS508.19/papers/merkel14.pdf</text:span></text:a><text:span text:style-name="T237"> (Accessed: 6 May 2026)</text:span></text:p>
      <text:p text:style-name="P113"/>
      <text:p text:style-name="P115">Orca <text:span text:style-name="T231">(n.d.) </text:span><text:span text:style-name="T232">Patch Management. </text:span><text:span text:style-name="T231">Available at: </text:span><text:a xlink:type="simple" xlink:href="https://orca.security/glossary/patch-management/" text:style-name="Internet_20_link" text:visited-style-name="Visited_20_Internet_20_Link"><text:span text:style-name="T231">https://orca.security/glossary/patch-management/</text:span></text:a><text:span text:style-name="T231"> (Accessed: 6 May 2026)</text:span></text:p>
      <text:p text:style-name="P116"/>
      <text:p text:style-name="P117">Mak Ulac <text:span text:style-name="T231">(2026)</text:span><text:span text:style-name="T232"> </text:span><text:span text:style-name="T243">Top Linux Vulnerability Scanners in 2026: A Guide to Open-Source Security Tools</text:span><text:span text:style-name="T231">. Available at: </text:span><text:a xlink:type="simple" xlink:href="https://linuxsecurity.com/features/top-6-vulnerability-scanning-tools" text:style-name="Internet_20_link" text:visited-style-name="Visited_20_Internet_20_Link"><text:span text:style-name="T231">https://linuxsecurity.com/features/top-6-vulnerability-scanning-tools</text:span></text:a><text:span text:style-name="T231"> (Accessed: 6 May 2026)</text:span></text:p>
      <text:p text:style-name="P118"/>
      <text:p text:style-name="P119">Greenbone <text:span text:style-name="T231">(n.d.) </text:span><text:span text:style-name="T232">OPENVAS by Greenbone. </text:span><text:span text:style-name="T244">Available at: </text:span><text:a xlink:type="simple" xlink:href="https://www.openvas.org/" text:style-name="Internet_20_link" text:visited-style-name="Visited_20_Internet_20_Link"><text:span text:style-name="T244">https://www.openvas.org/</text:span></text:a><text:span text:style-name="T244"> (Accessed: 6 May 2026).</text:span></text:p>
      <text:p text:style-name="P120"/>
      <text:p text:style-name="P120"/>
      <text:p text:style-name="P120">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24:10.551403318</dc:date>
    <meta:editing-duration>PT19H33M7S</meta:editing-duration>
    <meta:editing-cycles>532</meta:editing-cycles>
    <meta:document-statistic meta:table-count="0" meta:image-count="0" meta:object-count="0" meta:page-count="8" meta:paragraph-count="108" meta:word-count="2776" meta:character-count="19600" meta:non-whitespace-character-count="16940"/>
  </office:meta>
</office:document-meta>
</file>